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raCode Nerd Font2" svg:font-family="'FuraCode Nerd Font'"/>
    <style:font-face style:name="apple-system" svg:font-family="apple-system, BlinkMacSystemFont, 'Segoe UI', Roboto, Helvetica, Arial, sans-serif"/>
    <style:font-face style:name="Noto Sans Devanagari1" svg:font-family="'Noto Sans Devanagari'" style:font-family-generic="swiss"/>
    <style:font-face style:name="FuraCode Nerd Font1" svg:font-family="'FuraCode Nerd Font'" style:font-pitch="variable"/>
    <style:font-face style:name="DejaVu Serif" svg:font-family="'DejaVu Serif'" style:font-family-generic="roman" style:font-pitch="variable"/>
    <style:font-face style:name="FuraCode Nerd Font" svg:font-family="'FuraCode Nerd Font'" style:font-family-generic="roman" style:font-pitch="variable"/>
    <style:font-face style:name="DejaVu Sans" svg:font-family="'DejaVu Sans'" style:font-family-generic="swiss" style:font-pitch="variable"/>
    <style:font-face style:name="FuraCode Nerd Font3" svg:font-family="'FuraCode Nerd Font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Layout1" style:family="table">
      <style:table-properties style:width="7.8347in" style:rel-width="100%" fo:margin-left="0in" table:align="left"/>
    </style:style>
    <style:style style:name="Layout1.A" style:family="table-column">
      <style:table-column-properties style:column-width="3.9174in" style:rel-column-width="5688*"/>
    </style:style>
    <style:style style:name="Layout1.A1" style:family="table-cell">
      <style:table-cell-properties fo:padding="0.0382in" fo:border="none"/>
    </style:style>
    <style:style style:name="Layout1.2" style:family="table-row">
      <style:table-row-properties style:min-row-height="2.9069in"/>
    </style:style>
    <style:style style:name="Attibutes" style:family="table">
      <style:table-properties style:width="3.841in" style:rel-width="100%" table:align="left"/>
    </style:style>
    <style:style style:name="Attibutes.A" style:family="table-column">
      <style:table-column-properties style:column-width="1.484in" style:rel-column-width="2155*"/>
    </style:style>
    <style:style style:name="Attibutes.B" style:family="table-column">
      <style:table-column-properties style:column-width="0.6194in" style:rel-column-width="900*"/>
    </style:style>
    <style:style style:name="Attibutes.C" style:family="table-column">
      <style:table-column-properties style:column-width="1.7375in" style:rel-column-width="2523*"/>
    </style:style>
    <style:style style:name="Attibutes.1" style:family="table-row">
      <style:table-row-properties style:min-row-height="0.35in"/>
    </style:style>
    <style:style style:name="Attibutes.A1" style:family="table-cell">
      <style:table-cell-properties style:vertical-align="" fo:padding="0.0382in" fo:border="none"/>
    </style:style>
    <style:style style:name="Abilities" style:family="table">
      <style:table-properties style:width="3.841in" style:rel-width="100%" fo:margin-left="0in" table:align="left"/>
    </style:style>
    <style:style style:name="Abilities.A" style:family="table-column">
      <style:table-column-properties style:column-width="1.9431in" style:rel-column-width="2822*"/>
    </style:style>
    <style:style style:name="Abilities.B" style:family="table-column">
      <style:table-column-properties style:column-width="1.8979in" style:rel-column-width="2756*"/>
    </style:style>
    <style:style style:name="Abilities.A1" style:family="table-cell">
      <style:table-cell-properties fo:padding="0.0382in" fo:border="none"/>
    </style:style>
    <style:style style:name="Resistances" style:family="table">
      <style:table-properties style:width="3.841in" style:rel-width="100%" fo:margin-left="0in" table:align="left"/>
    </style:style>
    <style:style style:name="Resistances.A" style:family="table-column">
      <style:table-column-properties style:column-width="1.9201in" style:rel-column-width="2765*"/>
    </style:style>
    <style:style style:name="Resistances.B" style:family="table-column">
      <style:table-column-properties style:column-width="1.9208in" style:rel-column-width="2766*"/>
    </style:style>
    <style:style style:name="Resistances.A1" style:family="table-cell">
      <style:table-cell-properties fo:padding="0.0382in" fo:border="none"/>
    </style:style>
    <style:style style:name="Equipment" style:family="table">
      <style:table-properties style:width="3.841in" table:align="margins"/>
    </style:style>
    <style:style style:name="Equipment.A" style:family="table-column">
      <style:table-column-properties style:column-width="1.9201in" style:rel-column-width="32767*"/>
    </style:style>
    <style:style style:name="Equipment.B" style:family="table-column">
      <style:table-column-properties style:column-width="1.9208in" style:rel-column-width="32768*"/>
    </style:style>
    <style:style style:name="Equipment.A1" style:family="table-cell">
      <style:table-cell-properties fo:padding="0.0382in" fo:border="none"/>
    </style:style>
    <style:style style:name="Inv_2b_Atk" style:display-name="Inv+Atk" style:family="table">
      <style:table-properties style:width="7.8347in" table:align="margins"/>
    </style:style>
    <style:style style:name="Inv_2b_Atk.A" style:display-name="Inv+Atk.A" style:family="table-column">
      <style:table-column-properties style:column-width="1.9583in" style:rel-column-width="16383*"/>
    </style:style>
    <style:style style:name="Inv_2b_Atk.C" style:display-name="Inv+Atk.C" style:family="table-column">
      <style:table-column-properties style:column-width="3.9174in" style:rel-column-width="32769*"/>
    </style:style>
    <style:style style:name="Inv_2b_Atk.A1" style:display-name="Inv+Atk.A1" style:family="table-cell">
      <style:table-cell-properties style:border-line-width-left="0.0049in 0.0049in 0.0049in" style:border-line-width-top="0.0049in 0.0049in 0.0049in" fo:padding="0.0382in" fo:border-left="1.05pt double #dddddd" fo:border-right="none" fo:border-top="1.05pt double #dddddd" fo:border-bottom="none"/>
    </style:style>
    <style:style style:name="Inv_2b_Atk.B1" style:display-name="Inv+Atk.B1" style:family="table-cell">
      <style:table-cell-properties style:border-line-width-left="0.0049in 0.0049in 0.0049in" style:border-line-width-right="0.0049in 0.0049in 0.0049in" style:border-line-width-top="0.0049in 0.0049in 0.0049in" fo:padding="0.0382in" fo:border-left="1.05pt double #dddddd" fo:border-right="1.05pt double #dddddd" fo:border-top="1.05pt double #dddddd" fo:border-bottom="none"/>
    </style:style>
    <style:style style:name="Inv_2b_Atk.C1" style:display-name="Inv+Atk.C1" style:family="table-cell">
      <style:table-cell-properties fo:padding="0.0382in" fo:border="none"/>
    </style:style>
    <style:style style:name="Inv_2b_Atk.A2" style:display-name="Inv+Atk.A2" style:family="table-cell">
      <style:table-cell-properties style:border-line-width-left="0.0049in 0.0049in 0.0049in" fo:padding="0.0382in" fo:border-left="1.05pt double #dddddd" fo:border-right="none" fo:border-top="none" fo:border-bottom="none"/>
    </style:style>
    <style:style style:name="Inv_2b_Atk.B2" style:display-name="Inv+Atk.B2" style:family="table-cell">
      <style:table-cell-properties style:border-line-width-left="0.0049in 0.0049in 0.0049in" style:border-line-width-right="0.0049in 0.0049in 0.0049in" fo:padding="0.0382in" fo:border-left="1.05pt double #dddddd" fo:border-right="1.05pt double #dddddd" fo:border-top="none" fo:border-bottom="none"/>
    </style:style>
    <style:style style:name="Inv_2b_Atk.A7" style:display-name="Inv+Atk.A7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Inv_2b_Atk.B7" style:display-name="Inv+Atk.B7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Table9" style:family="table">
      <style:table-properties style:width="7.8347in" table:align="margins"/>
    </style:style>
    <style:style style:name="Table9.A" style:family="table-column">
      <style:table-column-properties style:column-width="1.959in" style:rel-column-width="16384*"/>
    </style:style>
    <style:style style:name="Table9.B" style:family="table-column">
      <style:table-column-properties style:column-width="1.9583in" style:rel-column-width="16383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7.8347in" table:align="margins"/>
    </style:style>
    <style:style style:name="Table10.A" style:family="table-column">
      <style:table-column-properties style:column-width="3.9174in" style:rel-column-width="32767*"/>
    </style:style>
    <style:style style:name="Table10.B" style:family="table-column">
      <style:table-column-properties style:column-width="3.9174in" style:rel-column-width="32768*"/>
    </style:style>
    <style:style style:name="Table10.A1" style:family="table-cell">
      <style:table-cell-properties fo:padding="0.0382in" fo:border="none"/>
    </style:style>
    <style:style style:name="Table10.2" style:family="table-row">
      <style:table-row-properties style:min-row-height="5.7819in"/>
    </style:style>
    <style:style style:name="Table10.A2" style:family="table-cell">
      <style:table-cell-properties style:border-line-width="0.0049in 0.0049in 0.0049in" fo:padding="0.0382in" fo:border="1.05pt double #333333"/>
    </style:style>
    <style:style style:name="Table11" style:family="table">
      <style:table-properties style:width="7.8347in" table:align="margins"/>
    </style:style>
    <style:style style:name="Table11.A" style:family="table-column">
      <style:table-column-properties style:column-width="1.9583in" style:rel-column-width="16383*"/>
    </style:style>
    <style:style style:name="Table11.D" style:family="table-column">
      <style:table-column-properties style:column-width="1.959in" style:rel-column-width="16386*"/>
    </style:style>
    <style:style style:name="Table11.1" style:family="table-row">
      <style:table-row-properties style:min-row-height="2.0625in"/>
    </style:style>
    <style:style style:name="Table11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11.D1" style:family="table-cell">
      <style:table-cell-properties style:border-line-width="0.0049in 0.0049in 0.0049in" fo:padding="0.0382in" fo:border="1.05pt double #dddddd"/>
    </style:style>
    <style:style style:name="Table15" style:family="table">
      <style:table-properties style:width="7.8347in" table:align="margins"/>
    </style:style>
    <style:style style:name="Table15.A" style:family="table-column">
      <style:table-column-properties style:column-width="3.9174in" style:rel-column-width="32767*"/>
    </style:style>
    <style:style style:name="Table15.A1" style:family="table-cell">
      <style:table-cell-properties fo:padding="0.0382in" fo:border="none"/>
    </style:style>
    <style:style style:name="Table1" style:family="table">
      <style:table-properties style:width="7.8347in" table:align="margins"/>
    </style:style>
    <style:style style:name="Table1.A" style:family="table-column">
      <style:table-column-properties style:column-width="2.6118in" style:rel-column-width="21845*"/>
    </style:style>
    <style:style style:name="Table1.B" style:family="table-column">
      <style:table-column-properties style:column-width="2.6111in" style:rel-column-width="21844*"/>
    </style:style>
    <style:style style:name="Table1.C" style:family="table-column">
      <style:table-column-properties style:column-width="2.6118in" style:rel-column-width="21846*"/>
    </style:style>
    <style:style style:name="Table1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1.C1" style:family="table-cell">
      <style:table-cell-properties style:border-line-width="0.0049in 0.0049in 0.0049in" fo:padding="0.0382in" fo:border="1.05pt double #dddddd"/>
    </style:style>
    <style:style style:name="Table1.A2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1.C2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Table2" style:family="table">
      <style:table-properties style:width="7.8347in" table:align="margins"/>
    </style:style>
    <style:style style:name="Table2.A" style:family="table-column">
      <style:table-column-properties style:column-width="2.6111in" style:rel-column-width="21844*"/>
    </style:style>
    <style:style style:name="Table2.B" style:family="table-column">
      <style:table-column-properties style:column-width="2.6118in" style:rel-column-width="21845*"/>
    </style:style>
    <style:style style:name="Table2.C" style:family="table-column">
      <style:table-column-properties style:column-width="2.6118in" style:rel-column-width="21846*"/>
    </style:style>
    <style:style style:name="Table2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2.C1" style:family="table-cell">
      <style:table-cell-properties style:border-line-width="0.0049in 0.0049in 0.0049in" fo:padding="0.0382in" fo:border="1.05pt double #dddddd"/>
    </style:style>
    <style:style style:name="Table2.A2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2.C2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Table3" style:family="table">
      <style:table-properties style:width="7.8347in" table:align="margins"/>
    </style:style>
    <style:style style:name="Table3.A" style:family="table-column">
      <style:table-column-properties style:column-width="2.6118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8347in" table:align="margins"/>
    </style:style>
    <style:style style:name="Table4.A" style:family="table-column">
      <style:table-column-properties style:column-width="2.6118in" style:rel-column-width="21845*"/>
    </style:style>
    <style:style style:name="Table4.C" style:family="table-column">
      <style:table-column-properties style:column-width="2.6118in" style:rel-column-width="21844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8347in" style:rel-width="100%" table:align="left"/>
    </style:style>
    <style:style style:name="Table5.A" style:family="table-column">
      <style:table-column-properties style:column-width="3.2458in" style:rel-column-width="4674*"/>
    </style:style>
    <style:style style:name="Table5.B" style:family="table-column">
      <style:table-column-properties style:column-width="4.5889in" style:rel-column-width="6608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8347in" table:align="margins"/>
    </style:style>
    <style:style style:name="Table6.A" style:family="table-column">
      <style:table-column-properties style:column-width="1.9583in" style:rel-column-width="16383*"/>
    </style:style>
    <style:style style:name="Table6.D" style:family="table-column">
      <style:table-column-properties style:column-width="1.959in" style:rel-column-width="16386*"/>
    </style:style>
    <style:style style:name="Table6.1" style:family="table-row"/>
    <style:style style:name="Table6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6.D1" style:family="table-cell">
      <style:table-cell-properties style:border-line-width="0.0049in 0.0049in 0.0049in" fo:padding="0.0382in" fo:border="1.05pt double #dddddd"/>
    </style:style>
    <style:style style:name="Table6.A2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6.D2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P1" style:family="paragraph" style:parent-style-name="Standard">
      <style:text-properties officeooo:paragraph-rsid="003534ed"/>
    </style:style>
    <style:style style:name="P2" style:family="paragraph" style:parent-style-name="Standard">
      <style:paragraph-properties fo:margin-top="0in" fo:margin-bottom="0in" loext:contextual-spacing="false" fo:line-height="150%"/>
      <style:text-properties style:font-name="FuraCode Nerd Font1" fo:font-size="16pt" style:text-underline-style="none" officeooo:rsid="001371f0" officeooo:paragraph-rsid="001371f0"/>
    </style:style>
    <style:style style:name="P3" style:family="paragraph" style:parent-style-name="Standard">
      <style:paragraph-properties fo:margin-top="0in" fo:margin-bottom="0in" loext:contextual-spacing="false" fo:line-height="150%"/>
      <style:text-properties style:font-name="FuraCode Nerd Font1" fo:font-size="16pt" style:text-underline-style="none" officeooo:rsid="001ba91d" officeooo:paragraph-rsid="001ba91d"/>
    </style:style>
    <style:style style:name="P4" style:family="paragraph" style:parent-style-name="Standard">
      <style:paragraph-properties fo:margin-top="0in" fo:margin-bottom="0in" loext:contextual-spacing="false" fo:line-height="0.1409in"/>
      <style:text-properties fo:color="#cccccc" style:font-name="FuraCode Nerd Font1" fo:font-size="16pt" style:text-underline-style="solid" style:text-underline-width="auto" style:text-underline-color="font-color" officeooo:rsid="001371f0" officeooo:paragraph-rsid="001ba91d"/>
    </style:style>
    <style:style style:name="P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color="#cccccc" style:font-name="FuraCode Nerd Font" fo:font-size="16pt" style:text-underline-style="solid" style:text-underline-width="auto" style:text-underline-color="font-color" officeooo:rsid="001371f0" officeooo:paragraph-rsid="00521c8d" style:font-size-asian="16pt" style:font-name-complex="FuraCode Nerd Font3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FuraCode Nerd Font" fo:font-size="16pt" style:text-underline-style="solid" style:text-underline-width="auto" style:text-underline-color="font-color" officeooo:rsid="0057f8de" officeooo:paragraph-rsid="0057f8de" style:font-size-asian="16pt" style:font-name-complex="FuraCode Nerd Font3"/>
    </style:style>
    <style:style style:name="P7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c5bea"/>
    </style:style>
    <style:style style:name="P8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66e6c"/>
    </style:style>
    <style:style style:name="P9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7c239"/>
    </style:style>
    <style:style style:name="P10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37e2cb"/>
    </style:style>
    <style:style style:name="P11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3f595e"/>
    </style:style>
    <style:style style:name="P12" style:family="paragraph" style:parent-style-name="Table_20_Contents">
      <style:paragraph-properties fo:text-align="end" style:justify-single-word="false"/>
      <style:text-properties style:font-name="FuraCode Nerd Font1" fo:font-size="16pt" officeooo:rsid="001490f2" officeooo:paragraph-rsid="001490f2"/>
    </style:style>
    <style:style style:name="P13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534ed" officeooo:paragraph-rsid="003534ed"/>
    </style:style>
    <style:style style:name="P14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1371f0" officeooo:paragraph-rsid="001371f0"/>
    </style:style>
    <style:style style:name="P15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e751e" officeooo:paragraph-rsid="001371f0"/>
    </style:style>
    <style:style style:name="P16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562dc3" officeooo:paragraph-rsid="00562dc3"/>
    </style:style>
    <style:style style:name="P17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769d69" officeooo:paragraph-rsid="00769d69"/>
    </style:style>
    <style:style style:name="P18" style:family="paragraph" style:parent-style-name="Table_20_Contents">
      <style:paragraph-properties fo:text-align="start" style:justify-single-word="false"/>
      <style:text-properties style:font-name="FuraCode Nerd Font1" fo:font-size="16pt" officeooo:rsid="001f9c8a" officeooo:paragraph-rsid="003534ed"/>
    </style:style>
    <style:style style:name="P19" style:family="paragraph" style:parent-style-name="Table_20_Contents">
      <style:paragraph-properties fo:text-align="end" style:justify-single-word="false"/>
      <style:text-properties style:font-name="FuraCode Nerd Font1" fo:font-size="16pt" officeooo:rsid="001f9c8a" officeooo:paragraph-rsid="003534ed"/>
    </style:style>
    <style:style style:name="P20" style:family="paragraph" style:parent-style-name="Table_20_Contents">
      <style:paragraph-properties fo:text-align="start" style:justify-single-word="false"/>
      <style:text-properties style:font-name="FuraCode Nerd Font1" fo:font-size="16pt"/>
    </style:style>
    <style:style style:name="P21" style:family="paragraph" style:parent-style-name="Table_20_Contents">
      <style:text-properties style:font-name="FuraCode Nerd Font1" fo:font-size="16pt" officeooo:rsid="00174ab2" officeooo:paragraph-rsid="00174ab2"/>
    </style:style>
    <style:style style:name="P22" style:family="paragraph" style:parent-style-name="Table_20_Contents">
      <style:paragraph-properties fo:text-align="end" style:justify-single-word="false"/>
      <style:text-properties style:font-name="FuraCode Nerd Font1" fo:font-size="16pt" officeooo:rsid="00174ab2" officeooo:paragraph-rsid="00174ab2"/>
    </style:style>
    <style:style style:name="P23" style:family="paragraph" style:parent-style-name="Table_20_Contents">
      <style:paragraph-properties fo:text-align="start" style:justify-single-word="false"/>
      <style:text-properties style:font-name="FuraCode Nerd Font1" fo:font-size="16pt" officeooo:rsid="003e751e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style:font-name="FuraCode Nerd Font1" fo:font-size="16pt" officeooo:rsid="003e751e" officeooo:paragraph-rsid="003e751e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FuraCode Nerd Font1" fo:font-size="16pt"/>
    </style:style>
    <style:style style:name="P26" style:family="paragraph" style:parent-style-name="Table_20_Contents">
      <style:paragraph-properties fo:text-align="start" style:justify-single-word="false"/>
      <style:text-properties style:font-name="FuraCode Nerd Font1" fo:font-size="16pt" officeooo:rsid="0053fb57" officeooo:paragraph-rsid="0053fb57"/>
    </style:style>
    <style:style style:name="P27" style:family="paragraph" style:parent-style-name="Table_20_Contents">
      <style:paragraph-properties fo:text-align="start" style:justify-single-word="false"/>
      <style:text-properties style:font-name="FuraCode Nerd Font1" fo:font-size="16pt" officeooo:rsid="0053fb57" officeooo:paragraph-rsid="0057cfdb"/>
    </style:style>
    <style:style style:name="P28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style:font-size-asian="16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officeooo:paragraph-rsid="003e751e" style:font-size-asian="16pt" style:font-size-complex="16pt"/>
    </style:style>
    <style:style style:name="P30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officeooo:paragraph-rsid="003fb810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371f0" officeooo:paragraph-rsid="0057f8de" style:font-size-asian="16pt" style:font-name-complex="FuraCode Nerd Font3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FuraCode Nerd Font1" fo:font-size="16pt" style:text-underline-style="none" officeooo:rsid="003fb810" officeooo:paragraph-rsid="003fb810" style:font-size-asian="16pt" style:font-size-complex="16pt"/>
    </style:style>
    <style:style style:name="P33" style:family="paragraph" style:parent-style-name="Standard">
      <style:paragraph-properties fo:margin-top="0in" fo:margin-bottom="0in" loext:contextual-spacing="false" fo:line-height="0.0354in" fo:text-align="center" style:justify-single-word="false"/>
      <style:text-properties fo:font-variant="normal" fo:text-transform="none" fo:color="#000000" style:font-name="FuraCode Nerd Font1" fo:font-size="16pt" fo:letter-spacing="normal" style:text-underline-style="solid" style:text-underline-width="auto" style:text-underline-color="font-color" fo:font-weight="normal" officeooo:rsid="0060a418" officeooo:paragraph-rsid="007ecb85" style:font-weight-asian="normal" style:font-name-complex="apple-system" style:font-size-complex="10.5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fo:font-variant="normal" fo:text-transform="none" fo:color="#000000" style:font-name="FuraCode Nerd Font1" fo:font-size="16pt" fo:letter-spacing="normal" style:text-underline-style="none" fo:font-weight="normal" officeooo:rsid="0076dd2b" officeooo:paragraph-rsid="007ecb85" style:font-weight-asian="normal" style:font-name-complex="apple-system" style:font-size-complex="10.5pt" style:font-style-complex="normal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variant="normal" fo:text-transform="none" fo:color="#000000" style:font-name="FuraCode Nerd Font1" fo:font-size="16pt" fo:letter-spacing="normal" style:text-underline-style="none" fo:font-weight="normal" officeooo:rsid="0076dd2b" officeooo:paragraph-rsid="007ecb85" style:font-weight-asian="normal" style:font-name-complex="apple-system" style:font-size-complex="10.5pt" style:font-style-complex="normal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variant="normal" fo:text-transform="none" fo:color="#000000" style:font-name="FuraCode Nerd Font" fo:font-size="16pt" fo:letter-spacing="normal" style:text-underline-style="solid" style:text-underline-width="auto" style:text-underline-color="font-color" fo:font-weight="normal" officeooo:rsid="005de345" officeooo:paragraph-rsid="007ecb85" style:font-size-asian="16pt" style:font-weight-asian="normal" style:font-name-complex="FuraCode Nerd Font3" style:font-size-complex="10.5pt" style:font-style-complex="normal" style:font-weight-complex="normal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FuraCode Nerd Font" fo:font-size="16pt" style:text-underline-style="solid" style:text-underline-width="auto" style:text-underline-color="font-color" officeooo:rsid="005de345" officeooo:paragraph-rsid="005de345" style:font-size-asian="16pt" style:font-name-complex="FuraCode Nerd Font3"/>
    </style:style>
    <style:style style:name="P38" style:family="paragraph" style:parent-style-name="Standard">
      <style:paragraph-properties fo:margin-top="0in" fo:margin-bottom="0in" loext:contextual-spacing="false" fo:line-height="0.2472in" fo:text-align="center" style:justify-single-word="false"/>
      <style:text-properties fo:color="#000000" style:font-name="FuraCode Nerd Font" fo:font-size="16pt" style:text-underline-style="solid" style:text-underline-width="auto" style:text-underline-color="font-color" officeooo:rsid="0057f8de" officeooo:paragraph-rsid="007ecb85" style:font-size-asian="16pt" style:font-name-complex="FuraCode Nerd Font3"/>
    </style:style>
    <style:style style:name="P39" style:family="paragraph" style:parent-style-name="Standard">
      <style:paragraph-properties fo:margin-top="0in" fo:margin-bottom="0in" loext:contextual-spacing="false" fo:line-height="0.1055in" fo:text-align="center" style:justify-single-word="false"/>
      <style:text-properties fo:color="#000000" style:font-name="FuraCode Nerd Font" fo:font-size="16pt" style:text-underline-style="solid" style:text-underline-width="auto" style:text-underline-color="font-color" officeooo:rsid="0057f8de" officeooo:paragraph-rsid="0057f8de" style:font-size-asian="16pt" style:font-name-complex="FuraCode Nerd Font3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font-name="FuraCode Nerd Font" fo:font-size="16pt" style:text-underline-style="solid" style:text-underline-width="auto" style:text-underline-color="font-color" officeooo:rsid="007ecb85" officeooo:paragraph-rsid="007ecb85" style:font-size-asian="16pt" style:font-name-complex="FuraCode Nerd Font3"/>
    </style:style>
    <style:style style:name="P4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7e2cb" officeooo:paragraph-rsid="00785f88"/>
    </style:style>
    <style:style style:name="P42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7e2cb" officeooo:paragraph-rsid="007ecb85"/>
    </style:style>
    <style:style style:name="P43" style:family="paragraph" style:parent-style-name="Standard">
      <style:paragraph-properties fo:margin-top="0in" fo:margin-bottom="0in" loext:contextual-spacing="false" fo:line-height="0.0354in" fo:text-align="center" style:justify-single-word="false"/>
      <style:text-properties style:font-name="FuraCode Nerd Font1" fo:font-size="16pt" style:text-underline-style="solid" style:text-underline-width="auto" style:text-underline-color="font-color" officeooo:rsid="0037e2cb" officeooo:paragraph-rsid="0037e2cb"/>
    </style:style>
    <style:style style:name="P4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5f3f9" officeooo:paragraph-rsid="007ecb85"/>
    </style:style>
    <style:style style:name="P45" style:family="paragraph" style:parent-style-name="Standard">
      <style:paragraph-properties fo:margin-top="0in" fo:margin-bottom="0in" loext:contextual-spacing="false" fo:line-height="0.0354in" fo:text-align="center" style:justify-single-word="false"/>
      <style:text-properties style:font-name="FuraCode Nerd Font1" fo:font-size="16pt" style:text-underline-style="none" officeooo:rsid="0035f3f9" officeooo:paragraph-rsid="0035f3f9"/>
    </style:style>
    <style:style style:name="P46" style:family="paragraph" style:parent-style-name="Standard">
      <style:paragraph-properties fo:margin-top="0in" fo:margin-bottom="0in" loext:contextual-spacing="false" fo:line-height="150%" fo:text-align="start" style:justify-single-word="false" fo:break-before="page"/>
      <style:text-properties fo:font-variant="normal" fo:text-transform="none" fo:color="#262626" style:font-name="FuraCode Nerd Font1" fo:font-size="16pt" fo:letter-spacing="normal" style:text-underline-style="none" fo:font-weight="normal" officeooo:rsid="001371f0" officeooo:paragraph-rsid="007ecb85" style:font-weight-asian="normal" style:font-name-complex="apple-system" style:font-size-complex="10.5pt" style:font-style-complex="normal" style:font-weight-complex="normal"/>
    </style:style>
    <style:style style:name="P47" style:family="paragraph" style:parent-style-name="Standard">
      <style:paragraph-properties fo:margin-top="0in" fo:margin-bottom="0in" loext:contextual-spacing="false" fo:line-height="150%" fo:text-align="start" style:justify-single-word="false" fo:break-before="page"/>
      <style:text-properties style:font-name="FuraCode Nerd Font1" fo:font-size="16pt" style:text-underline-style="none" officeooo:rsid="001371f0" officeooo:paragraph-rsid="005cbd03"/>
    </style:style>
    <style:style style:name="P48" style:family="paragraph" style:parent-style-name="Standard">
      <style:paragraph-properties fo:margin-top="0in" fo:margin-bottom="0in" loext:contextual-spacing="false" fo:line-height="150%" fo:text-align="start" style:justify-single-word="false" fo:break-before="page"/>
      <style:text-properties style:font-name="FuraCode Nerd Font1" fo:font-size="16pt" style:text-underline-style="none" fo:font-weight="normal" officeooo:rsid="001371f0" officeooo:paragraph-rsid="007ecb85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562dc3" officeooo:paragraph-rsid="00562dc3"/>
    </style:style>
    <style:style style:name="P50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57f8de" officeooo:paragraph-rsid="0057f8de"/>
    </style:style>
    <style:style style:name="P51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788703" officeooo:paragraph-rsid="00788703"/>
    </style:style>
    <style:style style:name="P52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60a418" officeooo:paragraph-rsid="007ecb85" style:font-name-complex="apple-system" style:font-size-complex="10.5pt"/>
    </style:style>
    <style:style style:name="P53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655633" officeooo:paragraph-rsid="007ecb85" style:font-name-complex="apple-system" style:font-size-complex="10.5pt"/>
    </style:style>
    <style:style style:name="P54" style:family="paragraph" style:parent-style-name="Table_20_Contents">
      <style:paragraph-properties fo:text-align="start" style:justify-single-word="false"/>
      <style:text-properties style:font-name="FuraCode Nerd Font1" fo:font-size="16pt" officeooo:rsid="00784072" officeooo:paragraph-rsid="007ecb85" style:font-name-complex="apple-system" style:font-size-complex="10.5pt"/>
    </style:style>
    <style:style style:name="P55" style:family="paragraph" style:parent-style-name="Table_20_Contents">
      <style:paragraph-properties fo:text-align="start" style:justify-single-word="false"/>
      <style:text-properties style:font-name="FuraCode Nerd Font1" fo:font-size="16pt" officeooo:rsid="001f9c8a" officeooo:paragraph-rsid="0079313d"/>
    </style:style>
    <style:style style:name="P56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7ecb85"/>
    </style:style>
    <style:style style:name="P57" style:family="paragraph" style:parent-style-name="Table_20_Contents">
      <style:paragraph-properties fo:text-align="start" style:justify-single-word="false"/>
      <style:text-properties style:font-name="FuraCode Nerd Font1" fo:font-size="16pt" style:text-underline-style="none" officeooo:rsid="006233a8" officeooo:paragraph-rsid="007ecb85" style:font-name-complex="apple-system" style:font-size-complex="10.5pt"/>
    </style:style>
    <style:style style:name="P58" style:family="paragraph" style:parent-style-name="Table_20_Contents">
      <style:paragraph-properties fo:line-height="150%" fo:text-align="start" style:justify-single-word="false"/>
      <style:text-properties style:font-name="FuraCode Nerd Font1" fo:font-size="16pt" style:text-underline-style="none" officeooo:rsid="006233a8" officeooo:paragraph-rsid="007ecb85" style:font-name-complex="apple-system" style:font-size-complex="10.5pt"/>
    </style:style>
    <style:style style:name="P59" style:family="paragraph" style:parent-style-name="Table_20_Contents">
      <style:paragraph-properties fo:text-align="start" style:justify-single-word="false"/>
      <style:text-properties style:font-name="FuraCode Nerd Font1" fo:font-size="16pt" style:text-underline-style="none" officeooo:rsid="00655633" officeooo:paragraph-rsid="007ecb85" style:font-name-complex="apple-system" style:font-size-complex="10.5pt"/>
    </style:style>
    <style:style style:name="P60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371f0" officeooo:paragraph-rsid="007ecb85"/>
    </style:style>
    <style:style style:name="P61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371f0" officeooo:paragraph-rsid="007ecb85" style:font-size-asian="16pt" style:font-name-complex="FuraCode Nerd Font3"/>
    </style:style>
    <style:style style:name="P62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FuraCode Nerd Font1" fo:font-size="16pt" style:text-underline-style="solid" style:text-underline-width="auto" style:text-underline-color="font-color" officeooo:rsid="003d0d28" officeooo:paragraph-rsid="001371f0"/>
    </style:style>
    <style:style style:name="P6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fo:color="#cccccc" style:text-underline-style="solid" style:text-underline-width="auto" style:text-underline-color="font-color"/>
    </style:style>
    <style:style style:name="T3" style:family="text">
      <style:text-properties fo:color="#cccccc" style:text-underline-style="solid" style:text-underline-width="auto" style:text-underline-color="font-color" officeooo:rsid="001371f0"/>
    </style:style>
    <style:style style:name="T4" style:family="text">
      <style:text-properties fo:color="#cccccc" style:text-underline-style="solid" style:text-underline-width="auto" style:text-underline-color="font-color" officeooo:rsid="00189f62"/>
    </style:style>
    <style:style style:name="T5" style:family="text">
      <style:text-properties officeooo:rsid="00189f62"/>
    </style:style>
    <style:style style:name="T6" style:family="text">
      <style:text-properties officeooo:rsid="0022d0b9"/>
    </style:style>
    <style:style style:name="T7" style:family="text">
      <style:text-properties fo:color="#000000"/>
    </style:style>
    <style:style style:name="T8" style:family="text">
      <style:text-properties fo:color="#000000" officeooo:rsid="001bb57d"/>
    </style:style>
    <style:style style:name="T9" style:family="text">
      <style:text-properties fo:color="#000000" officeooo:rsid="001e6326"/>
    </style:style>
    <style:style style:name="T10" style:family="text">
      <style:text-properties fo:color="#000000" style:text-underline-style="none" officeooo:rsid="001371f0"/>
    </style:style>
    <style:style style:name="T11" style:family="text">
      <style:text-properties fo:color="#000000" style:text-underline-style="none" officeooo:rsid="0027c239"/>
    </style:style>
    <style:style style:name="T12" style:family="text">
      <style:text-properties fo:color="#000000" style:text-underline-style="none" officeooo:rsid="0079313d"/>
    </style:style>
    <style:style style:name="T13" style:family="text">
      <style:text-properties fo:color="#000000" style:font-name="FuraCode Nerd Font2" style:text-underline-style="none" officeooo:rsid="002c5bea" style:font-name-asian="FuraCode Nerd Font2" style:font-name-complex="FuraCode Nerd Font2"/>
    </style:style>
    <style:style style:name="T14" style:family="text">
      <style:text-properties fo:color="#000000" officeooo:rsid="00374977"/>
    </style:style>
    <style:style style:name="T15" style:family="text">
      <style:text-properties officeooo:rsid="003fb810"/>
    </style:style>
    <style:style style:name="T16" style:family="text">
      <style:text-properties officeooo:rsid="0057cfd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637dce"/>
    </style:style>
    <style:style style:name="T19" style:family="text">
      <style:text-properties style:text-underline-style="solid" style:text-underline-width="auto" style:text-underline-color="font-color" officeooo:rsid="006e244d"/>
    </style:style>
    <style:style style:name="T20" style:family="text">
      <style:text-properties style:text-underline-style="solid" style:text-underline-width="auto" style:text-underline-color="font-color" officeooo:rsid="00701aa2"/>
    </style:style>
    <style:style style:name="T21" style:family="text">
      <style:text-properties fo:font-size="10pt"/>
    </style:style>
    <style:style style:name="T22" style:family="text">
      <style:text-properties fo:font-size="8pt"/>
    </style:style>
    <style:style style:name="T23" style:family="text">
      <style:text-properties officeooo:rsid="0073fbbc"/>
    </style:style>
    <style:style style:name="T24" style:family="text">
      <style:text-properties fo:font-variant="normal" fo:text-transform="none" fo:color="#cccccc" fo:letter-spacing="normal" style:text-underline-style="solid" style:text-underline-width="auto" style:text-underline-color="font-color" fo:font-weight="normal" officeooo:rsid="001371f0" style:font-weight-asian="normal" style:font-style-complex="normal" style:font-weight-complex="normal"/>
    </style:style>
    <style:style style:name="T25" style:family="text">
      <style:text-properties officeooo:rsid="00785f88"/>
    </style:style>
    <style:style style:name="T26" style:family="text">
      <style:text-properties officeooo:rsid="0079313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<text:span text:style-name="T2"> <text:s text:c="24"/></text:span><text:s text:c="3"/>HP:<text:span text:style-name="T2"> <text:s text:c="2"/></text:span>/<text:span text:style-name="T2"> <text:s text:c="2"/></text:span><text:s text:c="3"/>Level:<text:span text:style-name="T2"> <text:s text:c="3"/></text:span></text:p>
      <text:p text:style-name="P2">Genotype:<text:span text:style-name="T4"> <text:s text:c="9"/></text:span><text:span text:style-name="T5"><text:s text:c="2"/></text:span>Subtype:<text:span text:style-name="T2"> <text:s text:c="9"/></text:span><text:s text:c="2"/>Body:<text:span text:style-name="T2"> <text:s text:c="9"/></text:span></text:p>
      <text:p text:style-name="P3"><text:span text:style-name="T7">S</text:span><text:span text:style-name="T8">kill </text:span><text:span text:style-name="T7">P</text:span><text:span text:style-name="T9">oints</text:span><text:span text:style-name="T7">:</text:span><text:span text:style-name="T3"> <text:s text:c="3"/></text:span><text:span text:style-name="T7"><text:s text:c="2"/>A</text:span><text:span text:style-name="T8">ttr. </text:span><text:span text:style-name="T7">P</text:span><text:span text:style-name="T9">oints</text:span><text:span text:style-name="T7">:</text:span><text:span text:style-name="T3"> <text:s text:c="3"/></text:span><text:span text:style-name="T7"><text:s text:c="2"/></text:span><text:span text:style-name="T9">M</text:span><text:span text:style-name="T14">uta.</text:span><text:span text:style-name="T9"> </text:span><text:span text:style-name="T7">P</text:span><text:span text:style-name="T9">oints</text:span><text:span text:style-name="T7">:</text:span><text:span text:style-name="T3"> <text:s text:c="3"/></text:span></text:p>
      <text:p text:style-name="P4"/>
      <table:table table:name="Layout1" table:style-name="Layout1">
        <table:table-column table:style-name="Layout1.A" table:number-columns-repeated="2"/>
        <table:table-row>
          <table:table-cell table:style-name="Layout1.A1" office:value-type="string">
            <text:p text:style-name="P14">A<office:annotation><dc:creator>Unknown Author</dc:creator><dc:date>2019-07-14T11:32:00.053842939</dc:date><text:p text:style-name="P63"><text:span text:style-name="T27">- Strength: Carry capacity, melee damage and penetration, resist movement</text:span></text:p><text:p text:style-name="P63"><text:span text:style-name="T27">- Agility: Accuracy and dodge</text:span></text:p><text:p text:style-name="P63"><text:span text:style-name="T27">- Toughness: HP, regen, resist poison/disease</text:span></text:p><text:p text:style-name="P63"><text:span text:style-name="T27">- Inteligence: skill points, examine artifacts</text:span></text:p><text:p text:style-name="P63"><text:span text:style-name="T27">- Willpower: cooldowns, mental armor, regen</text:span></text:p><text:p text:style-name="P63"><text:span text:style-name="T27">- Ego: mental ability, haggle, domination</text:span></text:p><text:p text:style-name="P63"><text:span text:style-name="T27"/></text:p><text:p text:style-name="P63"><text:span text:style-name="T27">AV: Armor Value</text:span></text:p><text:p text:style-name="P63"><text:span text:style-name="T27">DV: Dodge Value</text:span></text:p><text:p text:style-name="P63"><text:span text:style-name="T27">MA: Mental Armor</text:span></text:p><text:p text:style-name="P63"><text:span text:style-name="T27">QN: Quickness</text:span></text:p><text:p text:style-name="P63"><text:span text:style-name="T27">MS: Movement Speed</text:span></text:p><text:p text:style-name="P63"><text:span text:style-name="T27">T: Temperature</text:span></text:p></office:annotation>ttributes</text:p>
          </table:table-cell>
          <table:table-cell table:style-name="Layout1.A1" office:value-type="string">
            <text:p text:style-name="P14">Resistances</text:p>
          </table:table-cell>
        </table:table-row>
        <table:table-row table:style-name="Layout1.2">
          <table:table-cell table:style-name="Layout1.A1" office:value-type="string">
            <table:table table:name="Attibutes" table:style-name="Attibutes">
              <table:table-column table:style-name="Attibutes.A"/>
              <table:table-column table:style-name="Attibutes.B"/>
              <table:table-column table:style-name="Attibutes.C"/>
              <table:table-row table:style-name="Attibutes.1">
                <table:table-cell table:style-name="Attibutes.A1" office:value-type="string">
                  <text:p text:style-name="P12">St:<text:span text:style-name="T3"> <text:s text:c="2"/></text:span></text:p>
                </table:table-cell>
                <table:table-cell table:style-name="Attibutes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8"><text:s/>AV:<text:span text:style-name="T3"> <text:s text:c="3"/></text:span></text:p>
                </table:table-cell>
              </table:table-row>
              <table:table-row table:style-name="Attibutes.1">
                <table:table-cell table:style-name="Attibutes.A1" office:value-type="string">
                  <text:p text:style-name="P12">Ag:<text:span text:style-name="T3"> <text:s text:c="2"/></text:span></text:p>
                </table:table-cell>
                <table:table-cell table:style-name="Attibutes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9"><text:span text:style-name="T10"><text:s/>DV:</text:span><text:span text:style-name="T3"> <text:s text:c="3"/></text:span></text:p>
                </table:table-cell>
              </table:table-row>
              <table:table-row table:style-name="Attibutes.1">
                <table:table-cell table:style-name="Attibutes.A1" office:value-type="string">
                  <text:p text:style-name="P12">To:<text:span text:style-name="T3"> <text:s text:c="2"/></text:span></text:p>
                </table:table-cell>
                <table:table-cell table:style-name="Attibutes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9"><text:s/>QN:<text:span text:style-name="T3"> <text:s text:c="3"/></text:span></text:p>
                </table:table-cell>
              </table:table-row>
              <table:table-row table:style-name="Attibutes.1">
                <table:table-cell table:style-name="Attibutes.A1" office:value-type="string">
                  <text:p text:style-name="P12"><text:span text:style-name="T6">In</text:span>:<text:span text:style-name="T3"> <text:s text:c="2"/></text:span></text:p>
                </table:table-cell>
                <table:table-cell table:style-name="Attibutes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9"><text:s/>MS:<text:span text:style-name="T3"> <text:s text:c="3"/></text:span></text:p>
                </table:table-cell>
              </table:table-row>
              <table:table-row table:style-name="Attibutes.1">
                <table:table-cell table:style-name="Attibutes.A1" office:value-type="string">
                  <text:p text:style-name="P12"><text:span text:style-name="T6">Wi</text:span>:<text:span text:style-name="T3"> <text:s text:c="2"/></text:span></text:p>
                </table:table-cell>
                <table:table-cell table:style-name="Attibutes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9"><text:s/>MA:<text:span text:style-name="T3"> <text:s text:c="3"/></text:span></text:p>
                </table:table-cell>
              </table:table-row>
              <table:table-row table:style-name="Attibutes.1">
                <table:table-cell table:style-name="Attibutes.A1" office:value-type="string">
                  <text:p text:style-name="P12">Eg:<text:span text:style-name="T3"> <text:s text:c="2"/></text:span></text:p>
                </table:table-cell>
                <table:table-cell table:style-name="Attibutes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Attibutes.A1" office:value-type="string">
                  <text:p text:style-name="P7"><text:span text:style-name="T11"><text:s text:c="2"/></text:span><text:span text:style-name="T13">T</text:span><text:span text:style-name="T11">:</text:span><text:span text:style-name="T3"> <text:s text:c="6"/></text:span></text:p>
                </table:table-cell>
              </table:table-row>
            </table:table>
            <text:p text:style-name="P13"/>
            <text:p text:style-name="P13">Abilities</text:p>
            <table:table table:name="Abilities" table:style-name="Abilities">
              <table:table-column table:style-name="Abilities.A"/>
              <table:table-column table:style-name="Abilities.B"/>
              <table:table-row>
                <table:table-cell table:style-name="Abilities.A1" office:value-type="string">
                  <text:p text:style-name="P19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Abilities.A1" office:value-type="string">
                  <text:p text:style-name="P18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Abilities.A1" office:value-type="string">
                  <text:p text:style-name="P19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Abilities.A1" office:value-type="string">
                  <text:p text:style-name="P18"><text:span text:style-name="T15">[</text:span><text:span text:style-name="T3"> <text:s/></text:span><text:span text:style-name="T15">]</text:span><text:span text:style-name="T3"> <text:s text:c="13"/></text:span></text:p>
                </table:table-cell>
              </table:table-row>
              <table:table-row>
                <table:table-cell table:style-name="Abilities.A1" office:value-type="string">
                  <text:p text:style-name="P19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Abilities.A1" office:value-type="string">
                  <text:p text:style-name="P18"><text:span text:style-name="T15">[</text:span><text:span text:style-name="T3"> <text:s/></text:span><text:span text:style-name="T15">]</text:span><text:span text:style-name="T3"> <text:s text:c="14"/></text:span></text:p>
                </table:table-cell>
              </table:table-row>
              <table:table-row>
                <table:table-cell table:style-name="Abilities.A1" office:value-type="string">
                  <text:p text:style-name="P19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Abilities.A1" office:value-type="string">
                  <text:p text:style-name="P18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Abilities.A1" office:value-type="string">
                  <text:p text:style-name="P19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Abilities.A1" office:value-type="string">
                  <text:p text:style-name="P18"><text:span text:style-name="T15">[</text:span><text:span text:style-name="T3"> <text:s/></text:span><text:span text:style-name="T15">]</text:span><text:span text:style-name="T3"> <text:s text:c="14"/></text:span></text:p>
                </table:table-cell>
              </table:table-row>
              <table:table-row>
                <table:table-cell table:style-name="Abilities.A1" office:value-type="string">
                  <text:p text:style-name="P19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Abilities.A1" office:value-type="string">
                  <text:p text:style-name="P18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Abilities.A1" office:value-type="string">
                  <text:p text:style-name="P19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Abilities.A1" office:value-type="string">
                  <text:p text:style-name="P18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Abilities.A1" office:value-type="string">
                  <text:p text:style-name="P19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Abilities.A1" office:value-type="string">
                  <text:p text:style-name="P18"><text:span text:style-name="T15">[</text:span><text:span text:style-name="T3"> <text:s/></text:span><text:span text:style-name="T15">]</text:span><text:span text:style-name="T3"> <text:s text:c="17"/></text:span></text:p>
                </table:table-cell>
              </table:table-row>
            </table:table>
            <text:p text:style-name="P1"/>
          </table:table-cell>
          <table:table-cell table:style-name="Layout1.A1" office:value-type="string">
            <table:table table:name="Resistances" table:style-name="Resistances">
              <table:table-column table:style-name="Resistances.A"/>
              <table:table-column table:style-name="Resistances.B"/>
              <table:table-row>
                <table:table-cell table:style-name="Resistances.A1" office:value-type="string">
                  <text:p text:style-name="P22">Acid:<text:span text:style-name="T3"> <text:s text:c="2"/></text:span><text:span text:style-name="T2"><text:s/></text:span></text:p>
                </table:table-cell>
                <table:table-cell table:style-name="Resistances.A1" office:value-type="string">
                  <text:p text:style-name="P21">Shock:<text:span text:style-name="T3"> <text:s text:c="3"/></text:span></text:p>
                </table:table-cell>
              </table:table-row>
              <table:table-row>
                <table:table-cell table:style-name="Resistances.A1" office:value-type="string">
                  <text:p text:style-name="P22">Cold:<text:span text:style-name="T3"> <text:s text:c="2"/></text:span><text:span text:style-name="T2"><text:s/></text:span></text:p>
                </table:table-cell>
                <table:table-cell table:style-name="Resistances.A1" office:value-type="string">
                  <text:p text:style-name="P21"><text:s/>Heat:<text:span text:style-name="T3"> <text:s text:c="3"/></text:span></text:p>
                </table:table-cell>
              </table:table-row>
            </table:table>
            <text:p text:style-name="P62"/>
            <text:p text:style-name="P15">Equipment</text:p>
            <table:table table:name="Equipment" table:style-name="Equipment">
              <table:table-column table:style-name="Equipment.A"/>
              <table:table-column table:style-name="Equipment.B"/>
              <table:table-row>
                <table:table-cell table:style-name="Equipment.A1" office:value-type="string">
                  <text:p text:style-name="P23">Head</text:p>
                  <text:p text:style-name="P28"><text:s text:c="14"/></text:p>
                </table:table-cell>
                <table:table-cell table:style-name="Equipment.A1" office:value-type="string">
                  <text:p text:style-name="P23">Body</text:p>
                  <text:p text:style-name="P28"><text:s text:c="23"/></text:p>
                </table:table-cell>
              </table:table-row>
              <table:table-row>
                <table:table-cell table:style-name="Equipment.A1" office:value-type="string">
                  <text:p text:style-name="P23">Left Held</text:p>
                  <text:p text:style-name="P28"><text:s text:c="20"/></text:p>
                </table:table-cell>
                <table:table-cell table:style-name="Equipment.A1" office:value-type="string">
                  <text:p text:style-name="P23">Right Held</text:p>
                  <text:p text:style-name="P28"><text:s text:c="19"/></text:p>
                </table:table-cell>
              </table:table-row>
              <table:table-row>
                <table:table-cell table:style-name="Equipment.A1" office:value-type="string">
                  <text:p text:style-name="P24">Hands</text:p>
                  <text:p text:style-name="P28"><text:s text:c="18"/></text:p>
                </table:table-cell>
                <table:table-cell table:style-name="Equipment.A1" office:value-type="string">
                  <text:p text:style-name="P24">Back</text:p>
                  <text:p text:style-name="P29"><text:s text:c="18"/></text:p>
                </table:table-cell>
              </table:table-row>
              <table:table-row>
                <table:table-cell table:style-name="Equipment.A1" office:value-type="string">
                  <text:p text:style-name="P24">Legs</text:p>
                  <text:p text:style-name="P30"><text:s text:c="17"/></text:p>
                </table:table-cell>
                <table:table-cell table:style-name="Equipment.A1" office:value-type="string">
                  <text:p text:style-name="P24">Feet</text:p>
                  <text:p text:style-name="P29"><text:s text:c="18"/></text:p>
                </table:table-cell>
              </table:table-row>
              <table:table-row>
                <table:table-cell table:style-name="Equipment.A1" office:value-type="string">
                  <text:p text:style-name="P32">Misc.</text:p>
                  <text:p text:style-name="P28"><text:s text:c="17"/></text:p>
                </table:table-cell>
                <table:table-cell table:style-name="Equipment.A1" office:value-type="string">
                  <text:p text:style-name="P28"/>
                  <text:p text:style-name="P28"><text:s text:c="19"/></text:p>
                </table:table-cell>
              </table:table-row>
              <table:table-row>
                <table:table-cell table:style-name="Equipment.A1" office:value-type="string">
                  <text:p text:style-name="P28"><text:s text:c="18"/></text:p>
                </table:table-cell>
                <table:table-cell table:style-name="Equipment.A1" office:value-type="string">
                  <text:p text:style-name="P28"><text:s text:c="22"/></text:p>
                </table:table-cell>
              </table:table-row>
              <table:table-row>
                <table:table-cell table:style-name="Equipment.A1" office:value-type="string">
                  <text:p text:style-name="P28"><text:s text:c="13"/></text:p>
                </table:table-cell>
                <table:table-cell table:style-name="Equipment.A1" office:value-type="string">
                  <text:p text:style-name="P28"><text:s text:c="14"/></text:p>
                </table:table-cell>
              </table:table-row>
              <table:table-row>
                <table:table-cell table:style-name="Equipment.A1" office:value-type="string">
                  <text:p text:style-name="P28"><text:s text:c="13"/></text:p>
                </table:table-cell>
                <table:table-cell table:style-name="Equipment.A1" office:value-type="string">
                  <text:p text:style-name="P28"><text:s text:c="13"/></text:p>
                </table:table-cell>
              </table:table-row>
            </table:table>
            <text:p text:style-name="P15"/>
          </table:table-cell>
        </table:table-row>
      </table:table>
      <text:p text:style-name="P45"/>
      <table:table table:name="Table15" table:style-name="Table15">
        <table:table-column table:style-name="Table15.A" table:number-columns-repeated="2"/>
        <table:table-row>
          <table:table-cell table:style-name="Table15.A1" office:value-type="string">
            <text:p text:style-name="P41">Inventory</text:p>
          </table:table-cell>
          <table:table-cell table:style-name="Table15.A1" office:value-type="string">
            <text:p text:style-name="P51">Attacks</text:p>
          </table:table-cell>
        </table:table-row>
      </table:table>
      <text:p text:style-name="P43"/>
      <table:table table:name="Inv+Atk" table:style-name="Inv_2b_Atk">
        <table:table-column table:style-name="Inv_2b_Atk.A" table:number-columns-repeated="2"/>
        <table:table-column table:style-name="Inv_2b_Atk.C"/>
        <table:table-row>
          <table:table-cell table:style-name="Inv_2b_Atk.A1" office:value-type="string">
            <text:p text:style-name="P10"/>
          </table:table-cell>
          <table:table-cell table:style-name="Inv_2b_Atk.B1" office:value-type="string">
            <text:p text:style-name="P20"/>
          </table:table-cell>
          <table:table-cell table:style-name="Inv_2b_Atk.C1" office:value-type="string">
            <text:p text:style-name="P55"><text:span text:style-name="T26">(</text:span><text:span text:style-name="T3"> <text:s/></text:span><text:span text:style-name="T26">)[</text:span><text:span text:style-name="T3"> <text:s text:c="7"/></text:span><text:span text:style-name="T12">]</text:span><text:span text:style-name="T3"> <text:s text:c="14"/></text:span></text:p>
          </table:table-cell>
        </table:table-row>
        <table:table-row>
          <table:table-cell table:style-name="Inv_2b_Atk.A2" office:value-type="string">
            <text:p text:style-name="P20"/>
          </table:table-cell>
          <table:table-cell table:style-name="Inv_2b_Atk.B2" office:value-type="string">
            <text:p text:style-name="P20"/>
          </table:table-cell>
          <table:table-cell table:style-name="Inv_2b_Atk.C1" office:value-type="string">
            <text:p text:style-name="P55"><text:span text:style-name="T26">(</text:span><text:span text:style-name="T3"> <text:s/></text:span><text:span text:style-name="T26">)[</text:span><text:span text:style-name="T3"> <text:s text:c="7"/></text:span><text:span text:style-name="T12">]</text:span><text:span text:style-name="T3"> <text:s text:c="14"/></text:span></text:p>
          </table:table-cell>
        </table:table-row>
        <table:table-row>
          <table:table-cell table:style-name="Inv_2b_Atk.A2" office:value-type="string">
            <text:p text:style-name="P20"/>
          </table:table-cell>
          <table:table-cell table:style-name="Inv_2b_Atk.B2" office:value-type="string">
            <text:p text:style-name="P20"/>
          </table:table-cell>
          <table:table-cell table:style-name="Inv_2b_Atk.C1" office:value-type="string">
            <text:p text:style-name="P55"><text:span text:style-name="T26">(</text:span><text:span text:style-name="T3"> <text:s/></text:span><text:span text:style-name="T26">)[</text:span><text:span text:style-name="T3"> <text:s text:c="7"/></text:span><text:span text:style-name="T12">]</text:span><text:span text:style-name="T3"> <text:s text:c="14"/></text:span></text:p>
          </table:table-cell>
        </table:table-row>
        <table:table-row>
          <table:table-cell table:style-name="Inv_2b_Atk.A2" office:value-type="string">
            <text:p text:style-name="P20"/>
          </table:table-cell>
          <table:table-cell table:style-name="Inv_2b_Atk.B2" office:value-type="string">
            <text:p text:style-name="P20"/>
          </table:table-cell>
          <table:table-cell table:style-name="Inv_2b_Atk.C1" office:value-type="string">
            <text:p text:style-name="P55"><text:span text:style-name="T26">(</text:span><text:span text:style-name="T3"> <text:s/></text:span><text:span text:style-name="T26">)[</text:span><text:span text:style-name="T3"> <text:s text:c="7"/></text:span><text:span text:style-name="T12">]</text:span><text:span text:style-name="T3"> <text:s text:c="14"/></text:span></text:p>
          </table:table-cell>
        </table:table-row>
        <table:table-row>
          <table:table-cell table:style-name="Inv_2b_Atk.A2" office:value-type="string">
            <text:p text:style-name="P20"/>
          </table:table-cell>
          <table:table-cell table:style-name="Inv_2b_Atk.B2" office:value-type="string">
            <text:p text:style-name="P20"/>
          </table:table-cell>
          <table:table-cell table:style-name="Inv_2b_Atk.C1" office:value-type="string">
            <text:p text:style-name="P55"><text:span text:style-name="T26">(</text:span><text:span text:style-name="T3"> <text:s/></text:span><text:span text:style-name="T26">)[</text:span><text:span text:style-name="T3"> <text:s text:c="7"/></text:span><text:span text:style-name="T12">]</text:span><text:span text:style-name="T3"> <text:s text:c="14"/></text:span></text:p>
          </table:table-cell>
        </table:table-row>
        <table:table-row>
          <table:table-cell table:style-name="Inv_2b_Atk.A2" office:value-type="string">
            <text:p text:style-name="P20"/>
          </table:table-cell>
          <table:table-cell table:style-name="Inv_2b_Atk.B2" office:value-type="string">
            <text:p text:style-name="P20"/>
          </table:table-cell>
          <table:table-cell table:style-name="Inv_2b_Atk.C1" office:value-type="string">
            <text:p text:style-name="P55"><text:span text:style-name="T26">(</text:span><text:span text:style-name="T3"> <text:s/></text:span><text:span text:style-name="T26">)[</text:span><text:span text:style-name="T3"> <text:s text:c="7"/></text:span><text:span text:style-name="T12">]</text:span><text:span text:style-name="T3"> <text:s text:c="14"/></text:span></text:p>
          </table:table-cell>
        </table:table-row>
        <table:table-row>
          <table:table-cell table:style-name="Inv_2b_Atk.A7" office:value-type="string">
            <text:p text:style-name="P20"/>
          </table:table-cell>
          <table:table-cell table:style-name="Inv_2b_Atk.B7" office:value-type="string">
            <text:p text:style-name="P20"/>
          </table:table-cell>
          <table:table-cell table:style-name="Inv_2b_Atk.C1" office:value-type="string">
            <text:p text:style-name="P55"><text:span text:style-name="T26">(</text:span><text:span text:style-name="T3"> <text:s/></text:span><text:span text:style-name="T26">)[</text:span><text:span text:style-name="T3"> <text:s text:c="7"/></text:span><text:span text:style-name="T12">]</text:span><text:span text:style-name="T3"> <text:s text:c="14"/></text:span></text:p>
          </table:table-cell>
        </table:table-row>
      </table:table>
      <text:p text:style-name="P48">Name:<text:span text:style-name="T2"> <text:s text:c="24"/></text:span></text:p>
      <text:p text:style-name="P44">Skill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0"><text:s text:c="12"/></text:p>
            <text:p text:style-name="P60"/>
            <text:p text:style-name="P60"/>
          </table:table-cell>
          <table:table-cell table:style-name="Table1.A1" office:value-type="string">
            <text:p text:style-name="P60"><text:s text:c="12"/></text:p>
            <text:p text:style-name="P60"/>
            <text:p text:style-name="P60"/>
          </table:table-cell>
          <table:table-cell table:style-name="Table1.C1" office:value-type="string">
            <text:p text:style-name="P60"><text:s text:c="12"/></text:p>
            <text:p text:style-name="P60"/>
            <text:p text:style-name="P60"/>
          </table:table-cell>
        </table:table-row>
        <table:table-row>
          <table:table-cell table:style-name="Table1.A2" office:value-type="string">
            <text:p text:style-name="P60"><text:s text:c="12"/></text:p>
            <text:p text:style-name="P60"/>
            <text:p text:style-name="P60"/>
          </table:table-cell>
          <table:table-cell table:style-name="Table1.A2" office:value-type="string">
            <text:p text:style-name="P60"><text:s text:c="12"/></text:p>
            <text:p text:style-name="P60"/>
            <text:p text:style-name="P60"/>
          </table:table-cell>
          <table:table-cell table:style-name="Table1.C2" office:value-type="string">
            <text:p text:style-name="P60"><text:s text:c="12"/></text:p>
            <text:p text:style-name="P60"/>
            <text:p text:style-name="P60"/>
          </table:table-cell>
        </table:table-row>
        <table:table-row>
          <table:table-cell table:style-name="Table1.A2" office:value-type="string">
            <text:p text:style-name="P60"><text:s text:c="12"/></text:p>
            <text:p text:style-name="P60"/>
            <text:p text:style-name="P60"/>
          </table:table-cell>
          <table:table-cell table:style-name="Table1.A2" office:value-type="string">
            <text:p text:style-name="P60"><text:s text:c="12"/></text:p>
            <text:p text:style-name="P60"/>
            <text:p text:style-name="P60"/>
          </table:table-cell>
          <table:table-cell table:style-name="Table1.C2" office:value-type="string">
            <text:p text:style-name="P60"><text:s text:c="12"/></text:p>
            <text:p text:style-name="P60"/>
            <text:p text:style-name="P60"/>
          </table:table-cell>
        </table:table-row>
        <table:table-row>
          <table:table-cell table:style-name="Table1.A2" office:value-type="string">
            <text:p text:style-name="P60"><text:s text:c="12"/></text:p>
            <text:p text:style-name="P60"/>
            <text:p text:style-name="P60"/>
          </table:table-cell>
          <table:table-cell table:style-name="Table1.A2" office:value-type="string">
            <text:p text:style-name="P60"><text:s text:c="12"/></text:p>
            <text:p text:style-name="P60"/>
            <text:p text:style-name="P60"/>
          </table:table-cell>
          <table:table-cell table:style-name="Table1.C2" office:value-type="string">
            <text:p text:style-name="P60"><text:s text:c="12"/></text:p>
            <text:p text:style-name="P60"/>
            <text:p text:style-name="P60"/>
          </table:table-cell>
        </table:table-row>
        <table:table-row>
          <table:table-cell table:style-name="Table1.A2" office:value-type="string">
            <text:p text:style-name="P60"><text:s text:c="12"/></text:p>
            <text:p text:style-name="P60"/>
            <text:p text:style-name="P60"/>
          </table:table-cell>
          <table:table-cell table:style-name="Table1.A2" office:value-type="string">
            <text:p text:style-name="P60"><text:s text:c="12"/></text:p>
            <text:p text:style-name="P60"/>
            <text:p text:style-name="P60"/>
          </table:table-cell>
          <table:table-cell table:style-name="Table1.C2" office:value-type="string">
            <text:p text:style-name="P60"><text:s text:c="12"/></text:p>
            <text:p text:style-name="P60"/>
            <text:p text:style-name="P60"/>
          </table:table-cell>
        </table:table-row>
      </table:table>
      <text:p text:style-name="P44"/>
      <text:p text:style-name="P42">Mutation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  <text:p text:style-name="P60"/>
            <text:p text:style-name="P60"/>
          </table:table-cell>
          <table:table-cell table:style-name="Table2.A1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2.C1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2.A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  <text:p text:style-name="P60"/>
            <text:p text:style-name="P60"/>
          </table:table-cell>
          <table:table-cell table:style-name="Table2.A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2.C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2.A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  <text:p text:style-name="P60"/>
            <text:p text:style-name="P60"/>
          </table:table-cell>
          <table:table-cell table:style-name="Table2.A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2.C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2.A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  <text:p text:style-name="P60"/>
            <text:p text:style-name="P60"/>
          </table:table-cell>
          <table:table-cell table:style-name="Table2.A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2.C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2.A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  <text:p text:style-name="P60"/>
            <text:p text:style-name="P60"/>
          </table:table-cell>
          <table:table-cell table:style-name="Table2.A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2.C2" office:value-type="string">
            <text:p text:style-name="P56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</table:table>
      <text:p text:style-name="P46">Name:<text:span text:style-name="T2"> <text:s text:c="24"/>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4"><text:span text:style-name="T25">Hunger</text:span>:<text:span text:style-name="T3"> <text:s text:c="10"/></text:span></text:p>
          </table:table-cell>
          <table:table-cell table:style-name="Table3.A1" office:value-type="string">
            <text:p text:style-name="P34">Thirst:<text:span text:style-name="T3"> <text:s text:c="10"/></text:span></text:p>
          </table:table-cell>
          <table:table-cell table:style-name="Table3.A1" office:value-type="string">
            <text:p text:style-name="P34"><text:span text:style-name="T25">Fatigue</text:span>:<text:span text:style-name="T3"> <text:s text:c="10"/></text:span></text:p>
          </table:table-cell>
        </table:table-row>
      </table:table>
      <text:p text:style-name="P35"><text:span text:style-name="T3"/></text:p>
      <text:p text:style-name="P35"><text:span text:style-name="T17">Status Effects</text:span></text:p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54">(<text:span text:style-name="T24"> </text:span>)[<text:span text:style-name="T24"> <text:s text:c="2"/></text:span>]<text:span text:style-name="T24"> <text:s text:c="9"/></text:span></text:p>
            <text:p text:style-name="P54"><text:span text:style-name="T24"/></text:p>
          </table:table-cell>
          <table:table-cell table:style-name="Table4.A1" office:value-type="string">
            <text:p text:style-name="P54">(<text:span text:style-name="T24"> </text:span>)[<text:span text:style-name="T24"> <text:s text:c="2"/></text:span>]<text:span text:style-name="T24"> <text:s text:c="12"/></text:span></text:p>
          </table:table-cell>
          <table:table-cell table:style-name="Table4.A1" office:value-type="string">
            <text:p text:style-name="P54">(<text:span text:style-name="T24"> </text:span>)[<text:span text:style-name="T24"> <text:s text:c="2"/></text:span>]<text:span text:style-name="T24"> <text:s text:c="12"/></text:span></text:p>
          </table:table-cell>
        </table:table-row>
        <table:table-row>
          <table:table-cell table:style-name="Table4.A1" office:value-type="string">
            <text:p text:style-name="P54">(<text:span text:style-name="T24"> </text:span>)[<text:span text:style-name="T24"> <text:s text:c="2"/></text:span>]<text:span text:style-name="T24"> <text:s text:c="12"/></text:span></text:p>
            <text:p text:style-name="P54"><text:span text:style-name="T24"/></text:p>
          </table:table-cell>
          <table:table-cell table:style-name="Table4.A1" office:value-type="string">
            <text:p text:style-name="P54">(<text:span text:style-name="T24"> </text:span>)[<text:span text:style-name="T24"> <text:s text:c="2"/></text:span>]<text:span text:style-name="T24"> <text:s text:c="12"/></text:span></text:p>
          </table:table-cell>
          <table:table-cell table:style-name="Table4.A1" office:value-type="string">
            <text:p text:style-name="P54">(<text:span text:style-name="T24"> </text:span>)[<text:span text:style-name="T24"> <text:s text:c="2"/></text:span>]<text:span text:style-name="T24"> <text:s text:c="12"/></text:span></text:p>
          </table:table-cell>
        </table:table-row>
        <table:table-row>
          <table:table-cell table:style-name="Table4.A1" office:value-type="string">
            <text:p text:style-name="P54">(<text:span text:style-name="T24"> </text:span>)[<text:span text:style-name="T24"> <text:s text:c="2"/></text:span>]<text:span text:style-name="T24"> <text:s text:c="12"/></text:span></text:p>
            <text:p text:style-name="P54"><text:span text:style-name="T24"/></text:p>
          </table:table-cell>
          <table:table-cell table:style-name="Table4.A1" office:value-type="string">
            <text:p text:style-name="P54">(<text:span text:style-name="T24"> </text:span>)[<text:span text:style-name="T24"> <text:s text:c="2"/></text:span>]<text:span text:style-name="T24"> <text:s text:c="12"/></text:span></text:p>
          </table:table-cell>
          <table:table-cell table:style-name="Table4.A1" office:value-type="string">
            <text:p text:style-name="P54">(<text:span text:style-name="T24"> </text:span>)[<text:span text:style-name="T24"> <text:s text:c="2"/></text:span>]<text:span text:style-name="T24"> <text:s text:c="12"/></text:span></text:p>
          </table:table-cell>
        </table:table-row>
      </table:table>
      <text:p text:style-name="P3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2"><text:span text:style-name="T1"><text:s text:c="8"/></text:span>Languages</text:p>
            <text:p text:style-name="P57"><text:span text:style-name="T22"><text:s/></text:span><text:span text:style-name="T19">F</text:span>/<text:span text:style-name="T20">I</text:span> <text:span text:style-name="T21"><text:s/></text:span><text:span text:style-name="T18">R</text:span></text:p>
            <text:p text:style-name="P58">[<text:span text:style-name="T3"> <text:s/></text:span>][<text:span text:style-name="T3"> </text:span>]<text:span text:style-name="T3"> <text:s text:c="15"/></text:span></text:p>
            <text:p text:style-name="P58">[<text:span text:style-name="T3"> <text:s/></text:span>][<text:span text:style-name="T3"> </text:span>]<text:span text:style-name="T3"> <text:s text:c="15"/></text:span></text:p>
            <text:p text:style-name="P58">[<text:span text:style-name="T3"> <text:s/></text:span>][<text:span text:style-name="T3"> </text:span>]<text:span text:style-name="T3"> <text:s text:c="15"/></text:span></text:p>
            <text:p text:style-name="P58">[<text:span text:style-name="T3"> <text:s/></text:span>][<text:span text:style-name="T3"> </text:span>]<text:span text:style-name="T3"> <text:s text:c="15"/></text:span></text:p>
            <text:p text:style-name="P58">[<text:span text:style-name="T3"> <text:s/></text:span>][<text:span text:style-name="T3"> </text:span>]<text:span text:style-name="T3"> <text:s text:c="15"/></text:span></text:p>
            <text:p text:style-name="P58">[<text:span text:style-name="T3"> <text:s/></text:span>][<text:span text:style-name="T3"> </text:span>]<text:span text:style-name="T3"> <text:s text:c="15"/></text:span></text:p>
          </table:table-cell>
          <table:table-cell table:style-name="Table5.A1" office:value-type="string">
            <text:p text:style-name="P53">Factions</text:p>
            <text:p text:style-name="P59"><text:span text:style-name="T17">M</text:span>/<text:span text:style-name="T17">A</text:span>/<text:span text:style-name="T17">E</text:span></text:p>
            <text:p text:style-name="P58">[<text:span text:style-name="T3"> <text:s text:c="2"/></text:span>]<text:span text:style-name="T3"> <text:s text:c="27"/></text:span></text:p>
            <text:p text:style-name="P58">[<text:span text:style-name="T3"> <text:s text:c="2"/></text:span>]<text:span text:style-name="T3"> <text:s text:c="27"/></text:span></text:p>
            <text:p text:style-name="P58">[<text:span text:style-name="T3"> <text:s text:c="2"/></text:span>]<text:span text:style-name="T3"> <text:s text:c="27"/></text:span></text:p>
            <text:p text:style-name="P58">[<text:span text:style-name="T3"> <text:s text:c="2"/></text:span>]<text:span text:style-name="T3"> <text:s text:c="27"/></text:span></text:p>
            <text:p text:style-name="P58">[<text:span text:style-name="T3"> <text:s text:c="2"/></text:span>]<text:span text:style-name="T3"> <text:s text:c="27"/></text:span></text:p>
            <text:p text:style-name="P58">[<text:span text:style-name="T3"> <text:s text:c="2"/></text:span>]<text:span text:style-name="T3"> <text:s text:c="27"/></text:span></text:p>
          </table:table-cell>
        </table:table-row>
      </table:table>
      <text:p text:style-name="P38"/>
      <text:p text:style-name="P40">People</text:p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61"><text:s text:c="14"/></text:p>
            <text:p text:style-name="P61"/>
            <text:p text:style-name="P61"/>
            <text:p text:style-name="P61"/>
            <text:p text:style-name="P61"/>
          </table:table-cell>
          <table:table-cell table:style-name="Table6.A1" office:value-type="string">
            <text:p text:style-name="P61"><text:s text:c="14"/></text:p>
          </table:table-cell>
          <table:table-cell table:style-name="Table6.A1" office:value-type="string">
            <text:p text:style-name="P61"><text:s text:c="14"/></text:p>
          </table:table-cell>
          <table:table-cell table:style-name="Table6.D1" office:value-type="string">
            <text:p text:style-name="P61"><text:s text:c="14"/></text:p>
          </table:table-cell>
        </table:table-row>
        <table:table-row table:style-name="Table6.1">
          <table:table-cell table:style-name="Table6.A2" office:value-type="string">
            <text:p text:style-name="P61"><text:s text:c="14"/></text:p>
            <text:p text:style-name="P61"/>
            <text:p text:style-name="P61"/>
            <text:p text:style-name="P61"/>
            <text:p text:style-name="P61"/>
            <text:p text:style-name="P61"/>
          </table:table-cell>
          <table:table-cell table:style-name="Table6.A2" office:value-type="string">
            <text:p text:style-name="P61"><text:s text:c="14"/></text:p>
          </table:table-cell>
          <table:table-cell table:style-name="Table6.A2" office:value-type="string">
            <text:p text:style-name="P61"><text:s text:c="14"/></text:p>
          </table:table-cell>
          <table:table-cell table:style-name="Table6.D2" office:value-type="string">
            <text:p text:style-name="P61"><text:s text:c="14"/></text:p>
          </table:table-cell>
        </table:table-row>
      </table:table>
      <text:p text:style-name="P36"/>
      <text:p text:style-name="P47">Name:<text:span text:style-name="T2"> <text:s text:c="24"/></text:span></text:p>
      <table:table table:name="Table9" table:style-name="Table9">
        <table:table-column table:style-name="Table9.A"/>
        <table:table-column table:style-name="Table9.B"/>
        <table:table-column table:style-name="Table9.A" table:number-columns-repeated="2"/>
        <table:table-row>
          <table:table-cell table:style-name="Table9.A1" office:value-type="string">
            <text:p text:style-name="P26">Age:<text:span text:style-name="T3"> <text:s text:c="4"/></text:span></text:p>
          </table:table-cell>
          <table:table-cell table:style-name="Table9.A1" office:value-type="string">
            <text:p text:style-name="P27"><text:span text:style-name="T16">Gender</text:span>:<text:span text:style-name="T3"> <text:s text:c="4"/></text:span></text:p>
          </table:table-cell>
          <table:table-cell table:style-name="Table9.A1" office:value-type="string">
            <text:p text:style-name="P26">Height:<text:span text:style-name="T3"> <text:s text:c="4"/></text:span></text:p>
          </table:table-cell>
          <table:table-cell table:style-name="Table9.A1" office:value-type="string">
            <text:p text:style-name="P26">Weight:<text:span text:style-name="T3"> <text:s text:c="4"/></text:span></text:p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7">Portrait <text:span text:style-name="T23">or Description</text:span></text:p>
          </table:table-cell>
          <table:table-cell table:style-name="Table10.A1" office:value-type="string">
            <text:p text:style-name="P16">Personality</text:p>
          </table:table-cell>
        </table:table-row>
        <table:table-row table:style-name="Table10.2">
          <table:table-cell table:style-name="Table10.A2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le10.A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16">Backstory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50">Morals &amp; Goals</text:p>
          </table:table-cell>
        </table:table-row>
      </table:table>
      <text:p text:style-name="P39"/>
      <text:p text:style-name="P6">Party Relations</text:p>
      <table:table table:name="Table11" table:style-name="Table11">
        <table:table-column table:style-name="Table11.A" table:number-columns-repeated="3"/>
        <table:table-column table:style-name="Table11.D"/>
        <table:table-row table:style-name="Table11.1">
          <table:table-cell table:style-name="Table11.A1" office:value-type="string">
            <text:p text:style-name="P31"><text:s text:c="14"/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le11.A1" office:value-type="string">
            <text:p text:style-name="P31"><text:s text:c="14"/></text:p>
          </table:table-cell>
          <table:table-cell table:style-name="Table11.A1" office:value-type="string">
            <text:p text:style-name="P31"><text:s text:c="14"/></text:p>
          </table:table-cell>
          <table:table-cell table:style-name="Table11.D1" office:value-type="string">
            <text:p text:style-name="P31"><text:s text:c="14"/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raCode Nerd Font2" svg:font-family="'FuraCode Nerd Font'"/>
    <style:font-face style:name="apple-system" svg:font-family="apple-system, BlinkMacSystemFont, 'Segoe UI', Roboto, Helvetica, Arial, sans-serif"/>
    <style:font-face style:name="Noto Sans Devanagari1" svg:font-family="'Noto Sans Devanagari'" style:font-family-generic="swiss"/>
    <style:font-face style:name="FuraCode Nerd Font1" svg:font-family="'FuraCode Nerd Font'" style:font-pitch="variable"/>
    <style:font-face style:name="DejaVu Serif" svg:font-family="'DejaVu Serif'" style:font-family-generic="roman" style:font-pitch="variable"/>
    <style:font-face style:name="FuraCode Nerd Font" svg:font-family="'FuraCode Nerd Font'" style:font-family-generic="roman" style:font-pitch="variable"/>
    <style:font-face style:name="DejaVu Sans" svg:font-family="'DejaVu Sans'" style:font-family-generic="swiss" style:font-pitch="variable"/>
    <style:font-face style:name="FuraCode Nerd Font3" svg:font-family="'FuraCode Nerd Font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fo:border="2.35pt double #000000" style:border-line-width="0.0102in 0.0016in 0.0209in" fo:padding="0.1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04:08:37.590902139</meta:creation-date>
    <dc:date>2019-07-16T00:01:43.510868579</dc:date>
    <meta:editing-duration>P1DT1H25M32S</meta:editing-duration>
    <meta:editing-cycles>50</meta:editing-cycles>
    <meta:generator>LibreOffice/6.2.4.2.0$Linux_X86_64 LibreOffice_project/20$Build-2</meta:generator>
    <meta:print-date>2019-07-14T18:10:57.703910646</meta:print-date>
    <meta:document-statistic meta:table-count="16" meta:image-count="0" meta:object-count="0" meta:page-count="4" meta:paragraph-count="165" meta:word-count="228" meta:character-count="2609" meta:non-whitespace-character-count="594"/>
  </office:meta>
</office:document-meta>
</file>